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draw="urn:oasis:names:tc:opendocument:xmlns:drawing:1.0" xmlns:ns41="http://openoffice.org/2009/office" xmlns:meta="urn:oasis:names:tc:opendocument:xmlns:meta:1.0" xmlns:style="urn:oasis:names:tc:opendocument:xmlns:style:1.0" xmlns:chart="urn:oasis:names:tc:opendocument:xmlns:chart:1.0" xmlns:ns42="urn:org:documentfoundation:names:experimental:office:xmlns:loext:1.0" xmlns:text="urn:oasis:names:tc:opendocument:xmlns:text:1.0" xmlns:ooo="http://openoffice.org/2004/office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tex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draw="urn:oasis:names:tc:opendocument:xmlns:drawing:1.0" xmlns:ns41="http://openoffice.org/2009/office" xmlns:meta="urn:oasis:names:tc:opendocument:xmlns:meta:1.0" xmlns:style="urn:oasis:names:tc:opendocument:xmlns:style:1.0" xmlns:chart="urn:oasis:names:tc:opendocument:xmlns:chart:1.0" xmlns:ns42="urn:org:documentfoundation:names:experimental:office:xmlns:loext:1.0" xmlns:text="urn:oasis:names:tc:opendocument:xmlns:text:1.0" xmlns:ooo="http://openoffice.org/2004/office" xmlns:office="urn:oasis:names:tc:opendocument:xmlns:office:1.0" xmlns:svg="urn:oasis:names:tc:opendocument:xmlns:svg-compatible:1.0" office:version="1.2">
  <office:font-face-decls>
    <style:font-face svg:font-family="'Lohit Hindi'" style:name="Lohit Hindi1"/>
    <style:font-face svg:font-family="'OpenGost Type B TT'" style:name="OpenGost Type B TT1" style:font-pitch="variable"/>
    <style:font-face svg:font-family="'OpenGost Type B TT'" style:name="OpenGost Type B TT" style:font-pitch="variable" style:font-adornments="Обычный"/>
    <style:font-face svg:font-family="'Times New Roman'" style:font-family-generic="roman" style:name="Times New Roman" style:font-pitch="variable"/>
    <style:font-face svg:font-family="Arial" style:font-family-generic="swiss" style:name="Arial" style:font-pitch="variable"/>
    <style:font-face svg:font-family="'DejaVu Sans'" style:font-family-generic="system" style:name="DejaVu Sans" style:font-pitch="variable"/>
    <style:font-face svg:font-family="'Lohit Hindi'" style:font-family-generic="system" style:name="Lohit Hindi" style:font-pitch="variable"/>
  </office:font-face-decls>
  <office:automatic-styles>
    <style:style style:family="table" style:name="_31_Table2" style:display-name="1Table2">
      <style:table-properties style:may-break-between-rows="false" table:align="margins" style:shadow="none" style:width="183.87mm"/>
    </style:style>
    <style:style style:family="table-column" style:name="_31_Table2.A" style:display-name="1Table2.A">
      <style:table-column-properties style:rel-column-width="7129*" style:column-width="20mm"/>
    </style:style>
    <style:style style:family="table-column" style:name="_31_Table2.B" style:display-name="1Table2.B">
      <style:table-column-properties style:rel-column-width="39205*" style:column-width="110mm"/>
    </style:style>
    <style:style style:family="table-column" style:name="_31_Table2.C" style:display-name="1Table2.C">
      <style:table-column-properties style:rel-column-width="3564*" style:column-width="10mm"/>
    </style:style>
    <style:style style:family="table-column" style:name="_31_Table2.D" style:display-name="1Table2.D">
      <style:table-column-properties style:rel-column-width="15637*" style:column-width="43.87mm"/>
    </style:style>
    <style:style style:family="table-row" style:name="_31_Table2.1" style:display-name="1Table2.1">
      <style:table-row-properties style:row-height="14.99mm"/>
    </style:style>
    <style:style style:family="table-cell" style:name="_31_Table2.A1" style:display-name="1Table2.A1">
      <style:table-cell-properties fo:padding="0mm" fo:border-left="none" fo:border-top="none" fo:border-right="none" fo:border-bottom="1.6pt solid #000000" style:vertical-align="middle"/>
    </style:style>
    <style:style style:family="table-cell" style:name="_31_Table2.B1" style:display-name="1Table2.B1">
      <style:table-cell-properties fo:padding="0mm" fo:border-left="1.6pt solid #000000" fo:border-top="none" fo:border-right="none" fo:border-bottom="1.6pt solid #000000" style:vertical-align="middle"/>
    </style:style>
    <style:style style:family="table-row" style:name="_31_Table2.2" style:display-name="1Table2.2">
      <style:table-row-properties style:row-height="7.96mm"/>
    </style:style>
    <style:style style:family="table-cell" style:name="_31_Table2.A2" style:display-name="1Table2.A2">
      <style:table-cell-properties fo:border-right="none" fo:padding-right="1.01mm" fo:border-top="none" fo:padding-left="1.01mm" fo:border-left="none" fo:border-bottom="0.8pt solid #000000" style:vertical-align="middle" fo:padding-bottom="0mm" fo:padding-top="0mm"/>
    </style:style>
    <style:style style:family="table-cell" style:name="_31_Table2.B2" style:display-name="1Table2.B2">
      <style:table-cell-properties fo:border-right="none" fo:padding-right="0mm" fo:border-top="none" fo:padding-left="1.01mm" fo:border-left="1.6pt solid #000000" fo:border-bottom="0.8pt solid #000000" style:vertical-align="middle" fo:padding-bottom="0mm" fo:padding-top="0mm"/>
    </style:style>
    <style:style style:family="table-cell" style:name="_31_Table2.C2" style:display-name="1Table2.C2">
      <style:table-cell-properties fo:padding="0mm" fo:border-left="1.6pt solid #000000" fo:border-top="none" fo:border-right="none" fo:border-bottom="0.8pt solid #000000" style:vertical-align="middle"/>
    </style:style>
    <style:style style:family="table-cell" style:name="_31_Table2.A30" style:display-name="1Table2.A30">
      <style:table-cell-properties fo:padding-right="1.01mm" fo:border="none" fo:padding-left="1.01mm" fo:padding-bottom="0mm" style:vertical-align="middle" fo:padding-top="0mm"/>
    </style:style>
    <style:style style:family="table-cell" style:name="_31_Table2.B30" style:display-name="1Table2.B30">
      <style:table-cell-properties fo:border-right="none" fo:padding-right="0mm" fo:border-top="none" fo:padding-left="1.01mm" fo:border-left="1.6pt solid #000000" fo:border-bottom="none" style:vertical-align="middle" fo:padding-bottom="0mm" fo:padding-top="0mm"/>
    </style:style>
    <style:style style:family="table-cell" style:name="_31_Table2.C30" style:display-name="1Table2.C30">
      <style:table-cell-properties fo:padding="0mm" fo:border-left="1.6pt solid #000000" fo:border-top="none" fo:border-right="none" fo:border-bottom="none" style:vertical-align="middle"/>
    </style:style>
    <style:style style:family="table" style:name="_31_Table3" style:display-name="1Table3">
      <style:table-properties style:may-break-between-rows="false" table:align="margins" style:width="11.43mm"/>
    </style:style>
    <style:style style:family="table-column" style:name="_31_Table3.A" style:display-name="1Table3.A">
      <style:table-column-properties style:rel-column-width="28620*" style:column-width="4.99mm"/>
    </style:style>
    <style:style style:family="table-column" style:name="_31_Table3.B" style:display-name="1Table3.B">
      <style:table-column-properties style:rel-column-width="36915*" style:column-width="6.44mm"/>
    </style:style>
    <style:style style:family="table-row" style:name="_31_Table3.1" style:display-name="1Table3.1">
      <style:table-row-properties style:row-height="34.5mm"/>
    </style:style>
    <style:style style:family="table-cell" style:name="_31_Table3.A1" style:display-name="1Table3.A1">
      <style:table-cell-properties fo:padding="0mm" fo:border-left="none" fo:border-top="none" fo:background-color="transparent" fo:border-right="none" style:vertical-align="middle" fo:border-bottom="1.6pt solid #000000">
        <style:background-image/>
      </style:table-cell-properties>
    </style:style>
    <style:style style:family="table-cell" style:name="_31_Table3.B1" style:display-name="1Table3.B1">
      <style:table-cell-properties fo:padding="0mm" fo:border-left="1.6pt solid #000000" fo:border-top="none" fo:background-color="transparent" fo:border-right="none" style:vertical-align="middle" fo:border-bottom="1.6pt solid #000000">
        <style:background-image/>
      </style:table-cell-properties>
    </style:style>
    <style:style style:family="table-row" style:name="_31_Table3.2" style:display-name="1Table3.2">
      <style:table-row-properties style:row-height="24.99mm"/>
    </style:style>
    <style:style style:family="table-row" style:name="_31_Table3.4" style:display-name="1Table3.4">
      <style:table-row-properties style:row-height="34.8mm"/>
    </style:style>
    <style:style style:family="table-cell" style:name="_31_Table3.A5" style:display-name="1Table3.A5">
      <style:table-cell-properties style:vertical-align="middle" fo:padding="0mm" fo:background-color="transparent" fo:border="none">
        <style:background-image/>
      </style:table-cell-properties>
    </style:style>
    <style:style style:family="table-cell" style:name="_31_Table3.B5" style:display-name="1Table3.B5">
      <style:table-cell-properties fo:padding="0mm" fo:border-left="1.6pt solid #000000" fo:border-top="none" fo:background-color="transparent" fo:border-right="none" style:vertical-align="middle" fo:border-bottom="none">
        <style:background-image/>
      </style:table-cell-properties>
    </style:style>
    <style:style style:family="table" style:name="_31_Table4" style:display-name="1Table4">
      <style:table-properties style:may-break-between-rows="false" table:align="margins" style:width="183.87mm"/>
    </style:style>
    <style:style style:family="table-column" style:name="_31_Table4.A" style:display-name="1Table4.A">
      <style:table-column-properties style:rel-column-width="2495*" style:column-width="7mm"/>
    </style:style>
    <style:style style:family="table-column" style:name="_31_Table4.B" style:display-name="1Table4.B">
      <style:table-column-properties style:rel-column-width="3564*" style:column-width="10mm"/>
    </style:style>
    <style:style style:family="table-column" style:name="_31_Table4.C" style:display-name="1Table4.C">
      <style:table-column-properties style:rel-column-width="8198*" style:column-width="23mm"/>
    </style:style>
    <style:style style:family="table-column" style:name="_31_Table4.D" style:display-name="1Table4.D">
      <style:table-column-properties style:rel-column-width="5343*" style:column-width="14.99mm"/>
    </style:style>
    <style:style style:family="table-column" style:name="_31_Table4.F" style:display-name="1Table4.F">
      <style:table-column-properties style:rel-column-width="24952*" style:column-width="70.01mm"/>
    </style:style>
    <style:style style:family="table-column" style:name="_31_Table4.G" style:display-name="1Table4.G">
      <style:table-column-properties style:rel-column-width="1779*" style:column-width="4.99mm"/>
    </style:style>
    <style:style style:family="table-column" style:name="_31_Table4.K" style:display-name="1Table4.K">
      <style:table-column-properties style:rel-column-width="6739*" style:column-width="18.91mm"/>
    </style:style>
    <style:style style:family="table-row" style:name="_31_Table4.1" style:display-name="1Table4.1">
      <style:table-row-properties style:row-height="4.94mm"/>
    </style:style>
    <style:style style:family="table-cell" style:name="_31_Table4.A1" style:display-name="1Table4.A1">
      <style:table-cell-properties fo:padding="0mm" fo:border-left="none" fo:border-top="none" fo:border-right="none" fo:border-bottom="0.8pt solid #000000" style:vertical-align="middle"/>
    </style:style>
    <style:style style:family="table-cell" style:name="_31_Table4.B1" style:display-name="1Table4.B1">
      <style:table-cell-properties fo:padding="0mm" fo:border-left="1.6pt solid #000000" fo:border-top="none" fo:border-right="none" fo:border-bottom="0.8pt solid #000000" style:vertical-align="middle"/>
    </style:style>
    <style:style style:family="table-cell" style:name="_31_Table4.F1" style:display-name="1Table4.F1">
      <style:table-cell-properties fo:padding="0mm" fo:border-left="1.6pt solid #000000" fo:border-top="none" fo:border-right="none" fo:border-bottom="1.6pt solid #000000" style:vertical-align="middle"/>
    </style:style>
    <style:style style:family="table-cell" style:name="_31_Table4.A2" style:display-name="1Table4.A2">
      <style:table-cell-properties fo:padding="0mm" fo:border-left="none" fo:border-top="none" fo:border-right="none" fo:border-bottom="1.6pt solid #000000" style:vertical-align="middle"/>
    </style:style>
    <style:style style:family="table-cell" style:name="_31_Table4.A4" style:display-name="1Table4.A4">
      <style:table-cell-properties fo:border-right="none" fo:padding-right="0mm" fo:border-top="none" fo:padding-left="1.01mm" fo:border-left="none" fo:border-bottom="0.8pt solid #000000" style:vertical-align="middle" fo:padding-bottom="0mm" fo:padding-top="0mm"/>
    </style:style>
    <style:style style:family="table-cell" style:name="_31_Table4.C4" style:display-name="1Table4.C4">
      <style:table-cell-properties fo:border-right="none" fo:padding-right="0mm" fo:border-top="none" fo:padding-left="1.01mm" fo:border-left="1.6pt solid #000000" fo:border-bottom="0.8pt solid #000000" style:vertical-align="middle" fo:padding-bottom="0mm" fo:padding-top="0mm"/>
    </style:style>
    <style:style style:family="table-cell" style:name="_31_Table4.F4" style:display-name="1Table4.F4">
      <style:table-cell-properties fo:padding="0mm" fo:border-left="1.6pt solid #000000" fo:border-top="none" fo:border-right="none" fo:border-bottom="none" style:vertical-align="middle"/>
    </style:style>
    <style:style style:family="table-cell" style:name="_31_Table4.H5" style:display-name="1Table4.H5">
      <style:table-cell-properties fo:padding="0mm" fo:border-left="0.8pt solid #000000" fo:border-top="none" fo:border-right="none" fo:border-bottom="1.6pt solid #000000" style:vertical-align="middle"/>
    </style:style>
    <style:style style:family="table-cell" style:name="_31_Table4.A8" style:display-name="1Table4.A8">
      <style:table-cell-properties fo:padding-right="0mm" fo:border="none" fo:padding-left="1.01mm" fo:padding-bottom="0mm" style:vertical-align="middle" fo:padding-top="0mm"/>
    </style:style>
    <style:style style:family="table-cell" style:name="_31_Table4.C8" style:display-name="1Table4.C8">
      <style:table-cell-properties fo:border-right="none" fo:padding-right="0mm" fo:border-top="none" fo:padding-left="1.01mm" fo:border-left="1.6pt solid #000000" fo:border-bottom="none" style:vertical-align="middle" fo:padding-bottom="0mm" fo:padding-top="0mm"/>
    </style:style>
    <style:style style:family="paragraph" style:parent-style-name="Table_20_Contents" style:name="P2">
      <style:paragraph-properties fo:text-align="start" style:justify-single-word="false" style:shadow="none"/>
      <style:text-properties ns41:paragraph-rsid="003ea165" fo:font-style="regular" style:font-name="OpenGost Type B TT1" ns41:rsid="003ea165" style:font-size-asian="14pt" style:font-style-complex="italic" style:font-size-complex="14pt" fo:font-size="14pt" style:font-style-asian="italic"/>
    </style:style>
    <style:style style:family="paragraph" style:parent-style-name="Table_20_Contents" style:name="P3">
      <style:text-properties fo:font-style="regular" style:font-name="OpenGost Type B TT1" style:font-size-complex="12pt" style:font-size-asian="12pt" style:font-style-complex="italic" fo:font-size="12pt" style:font-style-asian="italic"/>
    </style:style>
    <style:style style:family="paragraph" style:parent-style-name="Table_20_Contents" style:name="P4">
      <style:paragraph-properties fo:text-align="center" style:justify-single-word="false"/>
      <style:text-properties ns41:paragraph-rsid="001e95f3" fo:font-style="regular" style:font-name="OpenGost Type B TT1" ns41:rsid="001e95f3" style:font-size-asian="12pt" style:font-style-complex="italic" style:font-size-complex="12pt" fo:font-size="12pt" style:font-style-asian="italic"/>
    </style:style>
    <style:style style:family="paragraph" style:parent-style-name="Table_20_Contents" style:name="P5">
      <style:text-properties ns41:paragraph-rsid="001e95f3" fo:font-style="regular" style:font-name="OpenGost Type B TT1" ns41:rsid="001e95f3" style:font-size-asian="12pt" style:font-style-complex="italic" style:font-size-complex="12pt" fo:font-size="12pt" style:font-style-asian="italic"/>
    </style:style>
    <style:style style:family="paragraph" style:parent-style-name="Table_20_Contents" style:name="P6">
      <style:paragraph-properties fo:text-align="center" style:justify-single-word="false"/>
      <style:text-properties fo:font-style="regular" style:font-name="OpenGost Type B TT1" style:font-size-complex="12pt" style:font-size-asian="12pt" style:font-style-complex="italic" fo:font-size="12pt" style:font-style-asian="italic"/>
    </style:style>
    <style:style style:family="paragraph" style:parent-style-name="Table_20_Contents" style:name="P7">
      <style:paragraph-properties fo:text-align="start" style:justify-single-word="false"/>
      <style:text-properties ns41:paragraph-rsid="001f1243" fo:font-style="regular" style:text-rotation-angle="90" style:font-name="OpenGost Type B TT1" ns41:rsid="001f1243" style:font-size-asian="12pt" style:font-style-complex="italic" style:font-size-complex="12pt" style:text-rotation-scale="line-height" fo:font-size="12pt" style:font-style-asian="italic"/>
    </style:style>
    <style:style style:family="paragraph" style:parent-style-name="Table_20_Contents" style:name="P8">
      <style:paragraph-properties fo:text-align="center" style:justify-single-word="false"/>
      <style:text-properties fo:font-style="regular" style:text-rotation-angle="90" style:font-name="OpenGost Type B TT1" style:font-size-complex="12pt" style:font-size-asian="12pt" style:font-style-complex="italic" style:text-rotation-scale="line-height" fo:font-size="12pt" style:font-style-asian="italic"/>
    </style:style>
    <style:style style:family="paragraph" style:parent-style-name="Table_20_Contents" style:name="P9">
      <style:text-properties ns41:paragraph-rsid="003f96d1" fo:font-style="regular" style:font-name="OpenGost Type B TT1" ns41:rsid="003f96d1" style:font-size-asian="12pt" style:font-style-complex="italic" style:font-size-complex="12pt" fo:font-size="12pt" style:font-style-asian="italic"/>
    </style:style>
    <style:style style:family="paragraph" style:parent-style-name="Table_20_Contents" style:name="P10">
      <style:paragraph-properties fo:text-align="center" style:justify-single-word="false"/>
      <style:text-properties ns41:paragraph-rsid="003f96d1" fo:font-style="regular" style:font-name="OpenGost Type B TT1" ns41:rsid="003f96d1" style:font-size-asian="12pt" style:font-style-complex="italic" style:font-size-complex="12pt" fo:font-size="12pt" style:font-style-asian="italic"/>
    </style:style>
    <style:style style:family="paragraph" style:parent-style-name="Table_20_Contents" style:name="P11">
      <style:paragraph-properties fo:text-align="center" fo:line-height="4.99mm" style:justify-single-word="false"/>
      <style:text-properties ns41:paragraph-rsid="002b6e3b" fo:font-style="regular" style:font-name="OpenGost Type B TT1" ns41:rsid="002b6e3b" style:font-size-asian="14pt" style:font-style-complex="italic" style:font-size-complex="14pt" fo:font-size="14pt" style:font-style-asian="italic"/>
    </style:style>
    <style:style style:family="paragraph" style:parent-style-name="Table_20_Contents" style:name="P12">
      <style:paragraph-properties fo:text-align="center" style:justify-single-word="false"/>
      <style:text-properties ns41:paragraph-rsid="003ea165" fo:font-style="regular" style:font-name="OpenGost Type B TT1" ns41:rsid="003ea165" style:font-size-asian="14pt" style:font-style-complex="italic" style:font-size-complex="14pt" fo:font-size="14pt" style:font-style-asian="italic"/>
    </style:style>
    <style:style style:family="paragraph" style:parent-style-name="Table_20_Contents" style:name="P13">
      <style:paragraph-properties fo:text-align="center" style:justify-single-word="false"/>
      <style:text-properties ns41:paragraph-rsid="001e5ebf" fo:font-style="regular" style:font-name="OpenGost Type B TT1" ns41:rsid="001e5ebf" style:font-size-asian="16pt" style:font-style-complex="italic" style:font-size-complex="16pt" fo:font-size="16pt" style:font-style-asian="italic"/>
    </style:style>
    <style:style style:family="paragraph" style:parent-style-name="Table_20_Contents" style:name="P14">
      <style:paragraph-properties fo:text-align="center" style:justify-single-word="false"/>
      <style:text-properties ns41:paragraph-rsid="001e5ebf" fo:font-style="regular" style:text-rotation-angle="0" style:font-name="OpenGost Type B TT1" ns41:rsid="001e5ebf" style:font-size-asian="16pt" style:font-style-complex="italic" style:font-size-complex="16pt" style:text-rotation-scale="line-height" fo:font-size="16pt" style:font-style-asian="italic"/>
    </style:style>
    <style:style style:family="paragraph" style:parent-style-name="Table_20_Contents" style:name="P15">
      <style:paragraph-properties fo:text-align="center" style:justify-single-word="false"/>
      <style:text-properties ns41:paragraph-rsid="003f96d1" fo:font-style="regular" style:font-name="OpenGost Type B TT1" ns41:rsid="003f96d1" style:font-size-asian="14pt" style:font-style-complex="italic" style:font-size-complex="16pt" fo:font-size="16pt" style:font-style-asian="italic"/>
    </style:style>
    <style:style style:family="paragraph" style:parent-style-name="Table_20_Contents" style:name="P16">
      <style:paragraph-properties fo:text-align="center" style:justify-single-word="false"/>
      <style:text-properties ns41:paragraph-rsid="003f96d1" fo:font-style="regular" style:font-name="OpenGost Type B TT1" ns41:rsid="003f96d1" style:font-size-asian="19.25pt" style:font-style-complex="italic" style:font-size-complex="22pt" fo:font-size="22pt" style:font-style-asian="italic"/>
    </style:style>
    <style:style style:family="paragraph" style:parent-style-name="Standard" style:name="P17">
      <style:paragraph-properties fo:text-align="center" style:justify-single-word="false"/>
      <style:text-properties ns41:paragraph-rsid="0049375e" fo:font-style="regular" style:font-style-asian="italic" style:font-style-complex="italic" ns41:rsid="0049375e"/>
    </style:style>
    <style:style style:family="paragraph" style:parent-style-name="Table_20_Contents" style:name="P18">
      <style:paragraph-properties fo:text-align="start" fo:padding="0mm" style:justify-single-word="false" fo:border="none" style:shadow="none"/>
      <style:text-properties ns41:paragraph-rsid="003ea165" ns42:padding="0mm" fo:font-style="regular" style:font-style-asian="italic" ns42:border="none" ns41:rsid="003ea165" style:font-size-asian="14pt" style:font-style-complex="italic" style:font-size-complex="14pt" fo:font-size="14pt" style:font-name="OpenGost Type B TT1" ns42:shadow="none"/>
    </style:style>
    <style:style style:family="paragraph" style:parent-style-name="Table_20_Contents" style:name="P19">
      <style:paragraph-properties fo:text-align="start" fo:padding="0mm" style:justify-single-word="false" fo:border="none" style:shadow="none"/>
      <style:text-properties ns41:paragraph-rsid="003ea165" fo:font-style="regular" style:font-name="OpenGost Type B TT1" ns41:rsid="003ea165" style:font-size-asian="14pt" style:font-style-complex="italic" style:font-size-complex="14pt" fo:font-size="14pt" style:font-style-asian="italic"/>
    </style:style>
    <style:style style:family="text" style:name="T1">
      <style:text-properties fo:background-color="transparent" ns42:char-shading-value="0"/>
    </style:style>
    <style:style style:family="graphic" style:parent-style-name="Frame" style:name="fr1">
      <style:graphic-properties draw:shadow-opacity="100%" draw:fill-color="#ffffff" style:wrap="none" fo:border="1.59pt solid #000000" style:protect="size position" fo:padding="0mm" style:horizontal-rel="page" fo:background-color="transparent" style:run-through="foreground" style:vertical-pos="from-top" fo:margin-right="0mm" fo:margin-left="0mm" style:shadow="none" fo:margin-bottom="0mm" style:horizontal-pos="from-left" style:vertical-rel="page" draw:fill="none" fo:margin-top="0mm">
        <style:columns fo:column-gap="0mm" fo:column-count="1"/>
      </style:graphic-properties>
    </style:style>
    <style:style style:family="graphic" style:parent-style-name="Frame" style:name="fr2">
      <style:graphic-properties draw:shadow-opacity="100%" fo:border-left="1.59pt solid #000000" style:wrap="none" fo:margin-top="0mm" style:protect="size position" fo:padding="0mm" style:horizontal-rel="page" fo:margin-left="0mm" fo:border-top="1.59pt solid #000000" style:run-through="foreground" style:vertical-pos="from-top" fo:margin-right="0mm" fo:border-right="none" fo:border-bottom="1.59pt solid #000000" fo:margin-bottom="0mm" style:horizontal-pos="from-left" style:vertical-rel="page" style:shadow="none"/>
    </style:style>
    <style:style style:family="graphic" style:parent-style-name="Frame" style:name="fr3">
      <style:graphic-properties draw:shadow-opacity="100%" fo:border-left="1.59pt solid #000000" style:wrap="none" fo:margin-top="0mm" fo:padding="0mm" style:horizontal-rel="page" fo:margin-left="0mm" fo:border-top="none" style:run-through="foreground" style:vertical-pos="from-top" fo:margin-right="0mm" fo:border-right="1.59pt solid #000000" fo:border-bottom="1.59pt solid #000000" fo:margin-bottom="0mm" style:horizontal-pos="from-left" style:vertical-rel="pag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svg:height="247mm" draw:z-index="1" draw:name="1Frame2" svg:width="185mm" svg:x="20mm" svg:y="4.99mm" text:anchor-type="paragraph"><draw:text-box><table:table table:style-name="_31_Table2" table:name="1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1">Поз.</text:p><text:p text:style-name="P11">обозначе-</text:p><text:p text:style-name="P11">ние</text:p></table:table-cell><table:table-cell table:style-name="_31_Table2.B1" office:value-type="string"><text:p text:style-name="P13">Наименование</text:p></table:table-cell><table:table-cell table:style-name="_31_Table2.B1" office:value-type="string"><text:p text:style-name="P14"><text:span text:style-name="T1">Кол</text:span>.</text:p></table:table-cell><table:table-cell table:style-name="_31_Table2.B1" office:value-type="string"><text:p text:style-name="P13">Примечание</text:p></table:table-cell></table:table-row><table:table-row table:style-name="_31_Table2.2"><table:table-cell table:style-name="_31_Table2.A2" office:value-type="string"><text:p text:style-name="P18">C1</text:p></table:table-cell><table:table-cell table:style-name="_31_Table2.B2" office:value-type="string"><text:p text:style-name="P2">104 пФ</text:p></table:table-cell><table:table-cell table:style-name="_31_Table2.C2" office:value-type="string"><text:p text:style-name="P12">1</text:p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>C2</text:p></table:table-cell><table:table-cell table:style-name="_31_Table2.B2" office:value-type="string"><text:p text:style-name="P2">4,7 мкФ</text:p></table:table-cell><table:table-cell table:style-name="_31_Table2.C2" office:value-type="string"><text:p text:style-name="P12">1</text:p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>C3, C4</text:p></table:table-cell><table:table-cell table:style-name="_31_Table2.B2" office:value-type="string"><text:p text:style-name="P2">104 пФ</text:p></table:table-cell><table:table-cell table:style-name="_31_Table2.C2" office:value-type="string"><text:p text:style-name="P12">2</text:p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>J1</text:p></table:table-cell><table:table-cell table:style-name="_31_Table2.B2" office:value-type="string"><text:p text:style-name="P2">Screw_Terminal_01x02</text:p></table:table-cell><table:table-cell table:style-name="_31_Table2.C2" office:value-type="string"><text:p text:style-name="P12">1</text:p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>LS1</text:p></table:table-cell><table:table-cell table:style-name="_31_Table2.B2" office:value-type="string"><text:p text:style-name="P2">Speaker</text:p></table:table-cell><table:table-cell table:style-name="_31_Table2.C2" office:value-type="string"><text:p text:style-name="P12">1</text:p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>R1-R6</text:p></table:table-cell><table:table-cell table:style-name="_31_Table2.B2" office:value-type="string"><text:p text:style-name="P2">2K</text:p></table:table-cell><table:table-cell table:style-name="_31_Table2.C2" office:value-type="string"><text:p text:style-name="P12">6</text:p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>R7</text:p></table:table-cell><table:table-cell table:style-name="_31_Table2.B2" office:value-type="string"><text:p text:style-name="P2">1K</text:p></table:table-cell><table:table-cell table:style-name="_31_Table2.C2" office:value-type="string"><text:p text:style-name="P12">1</text:p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>R8</text:p></table:table-cell><table:table-cell table:style-name="_31_Table2.B2" office:value-type="string"><text:p text:style-name="P2">10K</text:p></table:table-cell><table:table-cell table:style-name="_31_Table2.C2" office:value-type="string"><text:p text:style-name="P12">1</text:p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>R9</text:p></table:table-cell><table:table-cell table:style-name="_31_Table2.B2" office:value-type="string"><text:p text:style-name="P2">1K</text:p></table:table-cell><table:table-cell table:style-name="_31_Table2.C2" office:value-type="string"><text:p text:style-name="P12">1</text:p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>SW1-SW8</text:p></table:table-cell><table:table-cell table:style-name="_31_Table2.B2" office:value-type="string"><text:p text:style-name="P2">SW_Push</text:p></table:table-cell><table:table-cell table:style-name="_31_Table2.C2" office:value-type="string"><text:p text:style-name="P12">8</text:p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>U1</text:p></table:table-cell><table:table-cell table:style-name="_31_Table2.B2" office:value-type="string"><text:p text:style-name="P2">NE555</text:p></table:table-cell><table:table-cell table:style-name="_31_Table2.C2" office:value-type="string"><text:p text:style-name="P12">1</text:p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2" office:value-type="string"><text:p text:style-name="P18"/></table:table-cell><table:table-cell table:style-name="_31_Table2.B2" office:value-type="string"><text:p text:style-name="P2"/></table:table-cell><table:table-cell table:style-name="_31_Table2.C2" office:value-type="string"><text:p text:style-name="P12"/></table:table-cell><table:table-cell table:style-name="_31_Table2.B2" office:value-type="string"><text:p text:style-name="P19"/></table:table-cell></table:table-row><table:table-row table:style-name="_31_Table2.2"><table:table-cell table:style-name="_31_Table2.A30" office:value-type="string"><text:p text:style-name="P18"/></table:table-cell><table:table-cell table:style-name="_31_Table2.B30" office:value-type="string"><text:p text:style-name="P2"/></table:table-cell><table:table-cell table:style-name="_31_Table2.C30" office:value-type="string"><text:p text:style-name="P12"/></table:table-cell><table:table-cell table:style-name="_31_Table2.B30" office:value-type="string"><text:p text:style-name="P19"/></table:table-cell></table:table-row></table:table><text:p text:style-name="Frame_20_contents"/></draw:text-box></draw:frame><draw:frame draw:style-name="fr2" svg:height="144.99mm" draw:z-index="0" draw:name="1Frame3" svg:width="11.99mm" svg:x="8.01mm" svg:y="147mm" text:anchor-type="paragraph"><draw:text-box><table:table table:style-name="_31_Table3" table:name="1Table3"><table:table-column table:style-name="_31_Table3.A"/><table:table-column table:style-name="_31_Table3.B"/><table:table-row table:style-name="_31_Table3.1"><table:table-cell table:style-name="_31_Table3.A1" office:value-type="string"><text:p text:style-name="P7">Подп. дата</text:p></table:table-cell><table:table-cell table:style-name="_31_Table3.B1" office:value-type="string"><text:p text:style-name="P8"/></table:table-cell></table:table-row><table:table-row table:style-name="_31_Table3.2"><table:table-cell table:style-name="_31_Table3.A1" office:value-type="string"><text:p text:style-name="P7">Инв. № дубл.</text:p></table:table-cell><table:table-cell table:style-name="_31_Table3.B1" office:value-type="string"><text:p text:style-name="P8"/></table:table-cell></table:table-row><table:table-row table:style-name="_31_Table3.2"><table:table-cell table:style-name="_31_Table3.A1" office:value-type="string"><text:p text:style-name="P7">Взам. инв. №</text:p></table:table-cell><table:table-cell table:style-name="_31_Table3.B1" office:value-type="string"><text:p text:style-name="P8"/></table:table-cell></table:table-row><table:table-row table:style-name="_31_Table3.4"><table:table-cell table:style-name="_31_Table3.A1" office:value-type="string"><text:p text:style-name="P7">Подп. и дата</text:p></table:table-cell><table:table-cell table:style-name="_31_Table3.B1" office:value-type="string"><text:p text:style-name="P8"/></table:table-cell></table:table-row><table:table-row table:style-name="_31_Table3.2"><table:table-cell table:style-name="_31_Table3.A5" office:value-type="string"><text:p text:style-name="P7">Инв. № подл.</text:p></table:table-cell><table:table-cell table:style-name="_31_Table3.B5" office:value-type="string"><text:p text:style-name="P8"/></table:table-cell></table:table-row></table:table><text:p text:style-name="Frame_20_contents"/></draw:text-box></draw:frame><draw:frame draw:style-name="fr3" svg:height="40.01mm" draw:z-index="2" draw:name="1Frame4" svg:width="185mm" svg:x="20mm" svg:y="252.01mm" text:anchor-type="paragraph"><draw:text-box><table:table table:style-name="_31_Table4" table:name="1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3"/></table:table-cell><table:table-cell table:style-name="_31_Table4.B1" office:value-type="string"><text:p text:style-name="P3"/></table:table-cell><table:table-cell table:style-name="_31_Table4.B1" office:value-type="string"><text:p text:style-name="P3"/></table:table-cell><table:table-cell table:style-name="_31_Table4.B1" office:value-type="string"><text:p text:style-name="P3"/></table:table-cell><table:table-cell table:style-name="_31_Table4.B1" office:value-type="string"><text:p text:style-name="P3"/></table:table-cell><table:table-cell table:number-rows-spanned="3" table:style-name="_31_Table4.F1" table:number-columns-spanned="6" office:value-type="string"><text:p text:style-name="P16"/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/></table:table-cell><table:table-cell table:style-name="_31_Table4.F1" office:value-type="string"><text:p text:style-name="P3"/></table:table-cell><table:table-cell table:style-name="_31_Table4.F1" office:value-type="string"><text:p text:style-name="P3"/></table:table-cell><table:table-cell table:style-name="_31_Table4.F1" office:value-type="string"><text:p text:style-name="P3"/></table:table-cell><table:table-cell table:style-name="_31_Table4.F1" office:value-type="string"><text:p text:style-name="P3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4">Изм.</text:p></table:table-cell><table:table-cell table:style-name="_31_Table4.F1" office:value-type="string"><text:p text:style-name="P4">Лист</text:p></table:table-cell><table:table-cell table:style-name="_31_Table4.F1" office:value-type="string"><text:p text:style-name="P4">№ докум.</text:p></table:table-cell><table:table-cell table:style-name="_31_Table4.F1" office:value-type="string"><text:p text:style-name="P4">Подп</text:p></table:table-cell><table:table-cell table:style-name="_31_Table4.F1" office:value-type="string"><text:p text:style-name="P4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5">Разраб.</text:p></table:table-cell><table:covered-table-cell/><table:table-cell table:style-name="_31_Table4.C4" office:value-type="string"><text:p text:style-name="P9"/></table:table-cell><table:table-cell table:style-name="_31_Table4.C4" office:value-type="string"><text:p text:style-name="P3"/></table:table-cell><table:table-cell table:style-name="_31_Table4.C4" office:value-type="string"><text:p text:style-name="P3"/></table:table-cell><table:table-cell table:number-rows-spanned="5" table:style-name="_31_Table4.F4" office:value-type="string"><text:p text:style-name="P17">Перечень элементов</text:p></table:table-cell><table:table-cell table:style-name="_31_Table4.F1" table:number-columns-spanned="3" office:value-type="string"><text:p text:style-name="P4">Лит.</text:p></table:table-cell><table:covered-table-cell/><table:covered-table-cell/><table:table-cell table:style-name="_31_Table4.F1" office:value-type="string"><text:p text:style-name="P4">Лист</text:p></table:table-cell><table:table-cell table:style-name="_31_Table4.F1" office:value-type="string"><text:p text:style-name="P4">Листов</text:p></table:table-cell></table:table-row><table:table-row table:style-name="_31_Table4.1"><table:table-cell table:style-name="_31_Table4.A4" table:number-columns-spanned="2" office:value-type="string"><text:p text:style-name="P5">Пров.</text:p></table:table-cell><table:covered-table-cell/><table:table-cell table:style-name="_31_Table4.C4" office:value-type="string"><text:p text:style-name="P9"/></table:table-cell><table:table-cell table:style-name="_31_Table4.C4" office:value-type="string"><text:p text:style-name="P3"/></table:table-cell><table:table-cell table:style-name="_31_Table4.C4" office:value-type="string"><text:p text:style-name="P3"/></table:table-cell><table:covered-table-cell/><table:table-cell table:style-name="_31_Table4.F1" office:value-type="string"><text:p text:style-name="P6"/></table:table-cell><table:table-cell table:style-name="_31_Table4.H5" office:value-type="string"><text:p text:style-name="P6"/></table:table-cell><table:table-cell table:style-name="_31_Table4.H5" office:value-type="string"><text:p text:style-name="P6"/></table:table-cell><table:table-cell table:style-name="_31_Table4.F1" office:value-type="string"><text:p text:style-name="P10"/></table:table-cell><table:table-cell table:style-name="_31_Table4.F1" office:value-type="string"><text:p text:style-name="P10">1</text:p></table:table-cell></table:table-row><table:table-row table:style-name="_31_Table4.1"><table:table-cell table:style-name="_31_Table4.A4" table:number-columns-spanned="2" office:value-type="string"><text:p text:style-name="P3"/></table:table-cell><table:covered-table-cell/><table:table-cell table:style-name="_31_Table4.C4" office:value-type="string"><text:p text:style-name="P3"/></table:table-cell><table:table-cell table:style-name="_31_Table4.C4" office:value-type="string"><text:p text:style-name="P3"/></table:table-cell><table:table-cell table:style-name="_31_Table4.C4" office:value-type="string"><text:p text:style-name="P3"/></table:table-cell><table:covered-table-cell/><table:table-cell table:number-rows-spanned="3" table:style-name="_31_Table4.F4" table:number-columns-spanned="5" office:value-type="string"><text:p text:style-name="P15"/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5">Н. контр.</text:p></table:table-cell><table:covered-table-cell/><table:table-cell table:style-name="_31_Table4.C4" office:value-type="string"><text:p text:style-name="P9"/></table:table-cell><table:table-cell table:style-name="_31_Table4.C4" office:value-type="string"><text:p text:style-name="P3"/></table:table-cell><table:table-cell table:style-name="_31_Table4.C4" office:value-type="string"><text:p text:style-name="P3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5">Утв.</text:p></table:table-cell><table:covered-table-cell/><table:table-cell table:style-name="_31_Table4.C8" office:value-type="string"><text:p text:style-name="P9"/></table:table-cell><table:table-cell table:style-name="_31_Table4.C8" office:value-type="string"><text:p text:style-name="P3"/></table:table-cell><table:table-cell table:style-name="_31_Table4.C8" office:value-type="string"><text:p text:style-name="P3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draw="urn:oasis:names:tc:opendocument:xmlns:drawing:1.0" xmlns:ns41="http://openoffice.org/2009/office" xmlns:meta="urn:oasis:names:tc:opendocument:xmlns:meta:1.0" xmlns:style="urn:oasis:names:tc:opendocument:xmlns:style:1.0" xmlns:ns42="urn:org:documentfoundation:names:experimental:office:xmlns:loext:1.0" xmlns:text="urn:oasis:names:tc:opendocument:xmlns:text:1.0" xmlns:ooo="http://openoffice.org/2004/office" xmlns:office="urn:oasis:names:tc:opendocument:xmlns:office:1.0" xmlns:svg="urn:oasis:names:tc:opendocument:xmlns:svg-compatible:1.0" office:version="1.2">
  <office:font-face-decls>
    <style:font-face svg:font-family="'Lohit Hindi'" style:name="Lohit Hindi1"/>
    <style:font-face svg:font-family="'OpenGost Type B TT'" style:name="OpenGost Type B TT1" style:font-pitch="variable"/>
    <style:font-face svg:font-family="'OpenGost Type B TT'" style:name="OpenGost Type B TT" style:font-pitch="variable" style:font-adornments="Обычный"/>
    <style:font-face svg:font-family="'Times New Roman'" style:font-family-generic="roman" style:name="Times New Roman" style:font-pitch="variable"/>
    <style:font-face svg:font-family="Arial" style:font-family-generic="swiss" style:name="Arial" style:font-pitch="variable"/>
    <style:font-face svg:font-family="'DejaVu Sans'" style:font-family-generic="system" style:name="DejaVu Sans" style:font-pitch="variable"/>
    <style:font-face svg:font-family="'Lohit Hindi'" style:font-family-generic="system" style:name="Lohit Hindi" style:font-pitch="variable"/>
  </office:font-face-decls>
  <office:styles>
    <style:default-style style:family="graphic">
      <style:graphic-properties draw:shadow-offset-y="3mm" draw:fill-color="#729fcf" draw:shadow-offset-x="3mm" draw:end-line-spacing-vertical="2.83mm" svg:stroke-color="#3465af" draw:start-line-spacing-vertical="2.83mm" fo:wrap-option="no-wrap" style:flow-with-text="false" draw:start-line-spacing-horizontal="2.83mm" draw:end-line-spacing-horizontal="2.83mm"/>
      <style:paragraph-properties style:text-autospace="ideograph-alpha" style:font-independent-line-spacing="false" style:line-break="strict">
        <style:tab-stops/>
      </style:paragraph-properties>
      <style:text-properties style:language-complex="hi" style:font-name="Times New Roman" fo:country="RU" style:font-size-complex="12pt" style:font-size-asian="10.5pt" fo:language="ru" style:letter-kerning="true" style:language-asian="zh" style:country-complex="IN" fo:font-size="12pt" style:country-asian="CN" style:use-window-font-color="true" style:font-name-asian="DejaVu Sans" style:font-name-complex="DejaVu Sans"/>
    </style:default-style>
    <style:default-style style:family="paragraph">
      <style:paragraph-properties style:tab-stop-distance="4.67mm" style:punctuation-wrap="hanging" style:line-break="strict" style:writing-mode="lr-tb" style:text-autospace="ideograph-alpha" fo:hyphenation-ladder-count="no-limit"/>
      <style:text-properties fo:hyphenate="false" fo:language="ru" style:font-name="Times New Roman" style:font-name-asian="DejaVu Sans" fo:country="RU" style:font-size-complex="12pt" style:font-size-asian="10.5pt" fo:font-size="12pt" style:font-name-complex="DejaVu Sans" style:language-complex="hi" fo:hyphenation-push-char-count="2" style:country-complex="IN" fo:hyphenation-remain-char-count="2" style:country-asian="CN" style:use-window-font-color="true" style:letter-kerning="true" style:language-asian="zh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paragraph" style:class="text" style:name="Standard" style:master-page-name="">
      <style:paragraph-properties fo:break-after="page" style:page-number="auto"/>
      <style:text-properties style:font-name="OpenGost Type B TT" style:font-size-asian="10.5pt" style:font-style-name="Обычный" style:font-pitch="variable" fo:font-size="14pt" fo:font-family="'OpenGost Type B TT'"/>
    </style:style>
    <style:style style:family="paragraph" style:parent-style-name="Standard" style:class="text" style:name="Heading" style:next-style-name="Text_20_body">
      <style:paragraph-properties fo:margin-bottom="2.12mm" fo:keep-with-next="always" ns42:contextual-spacing="false" fo:margin-top="4.23mm"/>
      <style:text-properties style:font-family-generic-complex="system" style:font-family-generic="swiss" style:font-pitch-asian="variable" style:font-name="Arial" style:font-family-generic-asian="system" style:font-size-complex="14pt" style:font-size-asian="14pt" style:font-family-complex="'Lohit Hindi'" style:font-pitch-complex="variable" style:font-pitch="variable" style:font-name-complex="Lohit Hindi" style:font-family-asian="'DejaVu Sans'" fo:font-size="14pt" style:font-name-asian="DejaVu Sans" fo:font-family="Arial"/>
    </style:style>
    <style:style style:family="paragraph" style:parent-style-name="Standard" style:class="text" style:name="Text_20_body" style:display-name="Text body">
      <style:paragraph-properties fo:margin-bottom="2.12mm" ns42:contextual-spacing="false" fo:margin-top="0mm"/>
    </style:style>
    <style:style style:family="paragraph" style:parent-style-name="Text_20_body" style:class="list" style:name="List">
      <style:text-properties style:font-family-complex="'Lohit Hindi'" style:font-size-asian="12pt" style:font-name-complex="Lohit Hindi1"/>
    </style:style>
    <style:style style:family="paragraph" style:parent-style-name="Standard" style:class="extra" style:name="Caption">
      <style:paragraph-properties fo:margin-bottom="2.12mm" text:number-lines="false" text:line-number="0" ns42:contextual-spacing="false" fo:margin-top="2.12mm"/>
      <style:text-properties fo:font-style="regular" style:font-style-asian="italic" style:font-size-complex="12pt" style:font-size-asian="12pt" style:font-style-complex="italic" style:font-family-complex="'Lohit Hindi'" style:font-name-complex="Lohit Hindi1" fo:font-size="12pt"/>
    </style:style>
    <style:style style:family="paragraph" style:parent-style-name="Standard" style:class="index" style:name="Index">
      <style:paragraph-properties text:number-lines="false" text:line-number="0"/>
      <style:text-properties style:font-family-complex="'Lohit Hindi'" style:font-size-asian="12pt" style:font-name-complex="Lohit Hindi1"/>
    </style:style>
    <style:style style:family="paragraph" style:parent-style-name="Text_20_body" style:class="extra" style:name="Frame_20_contents" style:display-name="Frame contents"/>
    <style:style style:family="paragraph" style:parent-style-name="Standard" style:class="extra" style:name="Table_20_Contents" style:display-name="Table Contents">
      <style:paragraph-properties text:number-lines="false" text:line-number="0"/>
    </style:style>
    <style:style style:family="paragraph" style:parent-style-name="Table_20_Contents" style:class="extra" style:name="Table_20_Heading" style:display-name="Table Heading">
      <style:paragraph-properties fo:text-align="center" text:number-lines="false" text:line-number="0" style:justify-single-word="false"/>
      <style:text-properties style:font-weight-complex="bold" fo:font-weight="bold" style:font-weight-asian="bold"/>
    </style:style>
    <style:style style:family="paragraph" style:parent-style-name="Standard" style:class="extra" style:name="Footer">
      <style:paragraph-properties text:number-lines="false" text:line-number="0">
        <style:tab-stops>
          <style:tab-stop style:type="center" style:position="98.5mm"/>
          <style:tab-stop style:type="right" style:position="197.01mm"/>
        </style:tab-stops>
      </style:paragraph-properties>
    </style:style>
    <style:style style:family="graphic" style:name="Frame">
      <style:graphic-properties fo:padding="1.5mm" style:wrap="parallel" fo:border="0.06pt solid #000000" fo:margin-top="2.01mm" style:horizontal-rel="paragraph-content" style:vertical-pos="top" fo:margin-right="2.01mm" fo:margin-left="2.01mm" style:number-wrapped-paragraphs="no-limit" fo:margin-bottom="2.01mm" style:horizontal-pos="center" svg:x="0mm" style:vertical-rel="paragraph-content" svg:y="0mm" text:anchor-type="paragraph" style:wrap-contour="false"/>
    </style:style>
    <style:style style:family="graphic" style:name="OLE">
      <style:graphic-properties style:wrap="dynamic" style:vertical-pos="top" style:horizontal-rel="paragraph" style:number-wrapped-paragraphs="no-limit" style:horizontal-pos="center" svg:x="0mm" style:vertical-rel="paragraph" svg:y="0mm" text:anchor-type="paragraph" style:wrap-contour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7.62mm" fo:margin-left="7.62mm" text:list-tab-stop-position="7.62mm"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0.16mm" fo:margin-left="10.16mm" text:list-tab-stop-position="10.16mm"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2.7mm" fo:margin-left="12.7mm" text:list-tab-stop-position="12.7mm"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5.24mm" fo:margin-left="15.24mm" text:list-tab-stop-position="15.24mm"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7.78mm" fo:margin-left="17.78mm" text:list-tab-stop-position="17.78mm"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0.32mm" fo:margin-left="20.32mm" text:list-tab-stop-position="20.32mm"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2.86mm" fo:margin-left="22.86mm" text:list-tab-stop-position="22.86mm"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5.4mm" fo:margin-left="25.4mm" text:list-tab-stop-position="25.4mm"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7.94mm" fo:margin-left="27.94mm" text:list-tab-stop-position="27.94mm"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0.48mm" fo:margin-left="30.48mm" text:list-tab-stop-position="30.48mm" text:label-followed-by="listtab"/>
        </style:list-level-properties>
      </text:outline-level-style>
    </text:outline-style>
    <text:notes-configuration text:start-numbering-at="document" text:start-value="0" text:note-class="footnote" style:num-format="1" text:footnotes-position="page"/>
    <text:notes-configuration text:start-value="0" text:note-class="endnote" style:num-format="i"/>
    <text:linenumbering-configuration text:number-lines="false" text:increment="5" style:num-format="1" text:number-position="left" text:offset="4.99mm"/>
    <style:default-page-layout>
      <style:page-layout-properties style:writing-mode="lr-tb" style:layout-grid-standard-mode="true"/>
    </style:default-page-layout>
  </office:styles>
  <office:automatic-styles>
    <style:style style:family="paragraph" style:parent-style-name="Frame_20_contents" style:name="MP1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ns41:paragraph-rsid="00431412" fo:font-style="regular" style:font-name="OpenGost Type B TT1" ns41:rsid="00238afc" style:font-size-asian="12pt" style:font-style-complex="italic" style:font-size-complex="12pt" fo:font-size="12pt" style:font-style-asian="italic"/>
    </style:style>
    <style:page-layout style:name="Mpm1">
      <style:page-layout-properties style:layout-grid-color="#c0c0c0" fo:margin-right="4.99mm" style:layout-grid-ruby-height="0mm" style:layout-grid-ruby-below="false" fo:margin-top="4.99mm" fo:page-width="210.01mm" style:layout-grid-display="true" style:layout-grid-print="true" style:num-format="1" style:print-orientation="portrait" fo:margin-left="8.01mm" fo:page-height="297mm" style:layout-grid-base-height="5.5mm" style:writing-mode="lr-tb" style:layout-grid-base-width="3.7mm" fo:margin-bottom="0mm" style:layout-grid-lines="44" style:layout-grid-mode="none" style:footnote-max-height="0mm" style:layout-grid-snap-to="true">
        <style:footnote-sep style:adjustment="left" style:line-style="solid" style:distance-before-sep="1.01mm" style:color="#000000" style:width="0.18mm" style:rel-width="25%" style:distance-after-sep="1.01mm"/>
      </style:page-layout-properties>
      <style:header-style/>
      <style:footer-style>
        <style:header-footer-properties fo:margin-left="95mm" draw:fill-color="#729fcf" fo:margin-top="0mm" fo:background-color="transparent" fo:margin-right="4.99mm" fo:min-height="4.99mm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draw="urn:oasis:names:tc:opendocument:xmlns:drawing:1.0" xmlns:ns41="http://openoffice.org/2009/office" xmlns:meta="urn:oasis:names:tc:opendocument:xmlns:meta:1.0" xmlns:style="urn:oasis:names:tc:opendocument:xmlns:style:1.0" xmlns:chart="urn:oasis:names:tc:opendocument:xmlns:chart:1.0" xmlns:ns42="urn:org:documentfoundation:names:experimental:office:xmlns:loext:1.0" xmlns:text="urn:oasis:names:tc:opendocument:xmlns:text:1.0" xmlns:ooo="http://openoffice.org/2004/office" xmlns:office="urn:oasis:names:tc:opendocument:xmlns:office:1.0" xmlns:svg="urn:oasis:names:tc:opendocument:xmlns:svg-compatible:1.0" office:version="1.2">
  <office:meta>
    <meta:creation-date>2018-03-22T12:24:37.071073775</meta:creation-date>
    <meta:editing-duration>PT6M52S</meta:editing-duration>
    <meta:editing-cycles>6</meta:editing-cycles>
    <dc:date>2018-04-02T12:55:11.909389762</dc:date>
    <meta:document-statistic meta:non-whitespace-character-count="749" meta:word-count="162" meta:table-count="3" meta:object-count="0" meta:page-count="1" meta:paragraph-count="149" meta:image-count="0" meta:character-count="762"/>
    <meta:creation-date>2019-05-26T10:05:27</meta:creation-date>
    <meta:initial-creator>kicadbom2spec v3.17</meta:initial-creator>
    <meta:generator>ODFPY/1.3.6</meta:generator>
  </office:meta>
</office:document-meta>
</file>